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8cm" style:rel-column-width="13136*"/>
    </style:style>
    <style:style style:name="Tabla1.B" style:family="table-column">
      <style:table-column-properties style:column-width="6.604cm" style:rel-column-width="25457*"/>
    </style:style>
    <style:style style:name="Tabla1.C" style:family="table-column">
      <style:table-column-properties style:column-width="6.989cm" style:rel-column-width="2694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3*"/>
    </style:style>
    <style:style style:name="Tabla6.D" style:family="table-column">
      <style:table-column-properties style:column-width="4.251cm" style:rel-column-width="16386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table:align="margins" style:may-break-between-rows="true" table:border-model="collapsing"/>
    </style:style>
    <style:style style:name="Tabla7.A" style:family="table-column">
      <style:table-column-properties style:column-width="4.249cm" style:rel-column-width="16383*"/>
    </style:style>
    <style:style style:name="Tabla7.D" style:family="table-column">
      <style:table-column-properties style:column-width="4.251cm" style:rel-column-width="16386*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3" style:family="table-row">
      <style:table-row-properties fo:keep-together="auto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01cm" style:rel-column-width="13107*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table:align="margins" style:may-break-between-rows="true" table:border-model="collapsing"/>
    </style:style>
    <style:style style:name="Tabla12.A" style:family="table-column">
      <style:table-column-properties style:column-width="4.249cm" style:rel-column-width="16383*"/>
    </style:style>
    <style:style style:name="Tabla12.D" style:family="table-column">
      <style:table-column-properties style:column-width="4.251cm" style:rel-column-width="16386*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.5" style:family="table-row">
      <style:table-row-properties fo:keep-together="auto"/>
    </style:style>
    <style:style style:name="Tabla13" style:family="table">
      <style:table-properties style:width="17cm" table:align="margins" style:may-break-between-rows="true" table:border-model="collapsing"/>
    </style:style>
    <style:style style:name="Tabla13.A" style:family="table-column">
      <style:table-column-properties style:column-width="5.667cm" style:rel-column-width="21845*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.4" style:family="table-row">
      <style:table-row-properties fo:keep-together="auto"/>
    </style:style>
    <style:style style:name="Tabla14" style:family="table">
      <style:table-properties style:width="17cm" table:align="margins" style:may-break-between-rows="true" table:border-model="collapsing"/>
    </style:style>
    <style:style style:name="Tabla14.A" style:family="table-column">
      <style:table-column-properties style:column-width="4.249cm" style:rel-column-width="16383*"/>
    </style:style>
    <style:style style:name="Tabla14.D" style:family="table-column">
      <style:table-column-properties style:column-width="4.251cm" style:rel-column-width="16386*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.4" style:family="table-row">
      <style:table-row-properties fo:keep-together="auto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667cm" style:rel-column-width="21845*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7ccd3" officeooo:paragraph-rsid="0017f0b1" style:font-size-asian="32pt" style:font-size-complex="32pt"/>
    </style:style>
    <style:style style:name="P6" style:family="paragraph" style:parent-style-name="_32_._20_Intro_20_Portada">
      <style:text-properties officeooo:rsid="0017ccd3" officeooo:paragraph-rsid="0017f0b1"/>
    </style:style>
    <style:style style:name="P7" style:family="paragraph" style:parent-style-name="_34_._20_Intro_20_parte">
      <style:text-properties officeooo:rsid="0017f0b1" officeooo:paragraph-rsid="0017f0b1"/>
    </style:style>
    <style:style style:name="P8" style:family="paragraph" style:parent-style-name="_36_._20_Respuesta_20_nivel_20_1">
      <style:text-properties officeooo:rsid="00193ab1" officeooo:paragraph-rsid="00193ab1"/>
    </style:style>
    <style:style style:name="P9" style:family="paragraph" style:parent-style-name="_36_._20_Respuesta_20_nivel_20_1">
      <style:text-properties officeooo:rsid="00195d57" officeooo:paragraph-rsid="00195d57"/>
    </style:style>
    <style:style style:name="P10" style:family="paragraph" style:parent-style-name="_36_._20_Respuesta_20_nivel_20_1">
      <style:text-properties officeooo:rsid="001b26a6" officeooo:paragraph-rsid="001b26a6"/>
    </style:style>
    <style:style style:name="P11" style:family="paragraph" style:parent-style-name="_36_._20_Respuesta_20_nivel_20_1">
      <style:text-properties officeooo:rsid="001c5934" officeooo:paragraph-rsid="001c5934"/>
    </style:style>
    <style:style style:name="P12" style:family="paragraph" style:parent-style-name="Table_20_Contents">
      <style:text-properties style:font-name="Candara1" fo:font-size="12pt" fo:font-weight="bold" officeooo:rsid="001c5934" officeooo:paragraph-rsid="001c5934" style:font-weight-asian="bold" style:font-weight-complex="bold"/>
    </style:style>
    <style:style style:name="P13" style:family="paragraph" style:parent-style-name="Table_20_Contents">
      <style:text-properties style:font-name="Candara1" fo:font-size="12pt" fo:font-weight="bold" style:font-weight-asian="bold" style:font-weight-complex="bold"/>
    </style:style>
    <style:style style:name="P14" style:family="paragraph" style:parent-style-name="Table_20_Contents">
      <style:text-properties style:font-name="Candara1" fo:font-size="12pt" fo:font-weight="bold" officeooo:rsid="001e16e3" officeooo:paragraph-rsid="00201731" style:font-weight-asian="bold" style:font-weight-complex="bold"/>
    </style:style>
    <style:style style:name="P15" style:family="paragraph" style:parent-style-name="Table_20_Contents">
      <style:text-properties style:font-name="Candara1" fo:font-size="12pt" fo:font-weight="bold" officeooo:rsid="00208b17" officeooo:paragraph-rsid="00208b17" style:font-weight-asian="bold" style:font-weight-complex="bold"/>
    </style:style>
    <style:style style:name="P16" style:family="paragraph" style:parent-style-name="Table_20_Contents">
      <style:text-properties style:font-name="Candara1" fo:font-size="12pt" officeooo:rsid="001e16e3" officeooo:paragraph-rsid="00201731"/>
    </style:style>
    <style:style style:name="P17" style:family="paragraph" style:parent-style-name="Table_20_Contents">
      <style:text-properties style:font-name="Candara1" fo:font-size="12pt" officeooo:rsid="001e16e3" officeooo:paragraph-rsid="00208b17"/>
    </style:style>
    <style:style style:name="P18" style:family="paragraph" style:parent-style-name="Table_20_Contents">
      <style:text-properties style:font-name="Candara1" fo:font-size="12pt" fo:font-style="italic" fo:font-weight="bold" officeooo:rsid="001e16e3" officeooo:paragraph-rsid="00201731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style:font-name="Candara1" fo:font-size="12pt" fo:font-style="italic" fo:font-weight="bold" officeooo:rsid="00208b17" officeooo:paragraph-rsid="00208b17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style:font-name="Candara1" fo:font-size="12pt" officeooo:rsid="00208b17" officeooo:paragraph-rsid="00208b17"/>
    </style:style>
    <style:style style:name="P21" style:family="paragraph" style:parent-style-name="Table_20_Contents">
      <style:text-properties style:font-name="Candara1" fo:font-size="12pt" fo:font-style="normal" fo:font-weight="bold" officeooo:rsid="00208b17" officeooo:paragraph-rsid="00208b17" style:font-style-asian="normal" style:font-weight-asian="bold" style:font-style-complex="normal" style:font-weight-complex="bold"/>
    </style:style>
    <style:style style:name="P22" style:family="paragraph" style:parent-style-name="_36_._20_Respuesta_20_nivel_20_1">
      <style:text-properties officeooo:paragraph-rsid="001e16e3"/>
    </style:style>
    <style:style style:name="P23" style:family="paragraph" style:parent-style-name="_36_._20_Respuesta_20_nivel_20_1">
      <style:text-properties officeooo:rsid="001f4b31" officeooo:paragraph-rsid="00201731"/>
    </style:style>
    <style:style style:name="P24" style:family="paragraph" style:parent-style-name="_36_._20_Respuesta_20_nivel_20_1">
      <style:text-properties officeooo:paragraph-rsid="00201731"/>
    </style:style>
    <style:style style:name="P25" style:family="paragraph" style:parent-style-name="Standard">
      <style:text-properties officeooo:paragraph-rsid="00201731"/>
    </style:style>
    <style:style style:name="P26" style:family="paragraph" style:parent-style-name="_36_._20_Respuesta_20_nivel_20_1">
      <style:text-properties officeooo:rsid="00201731" officeooo:paragraph-rsid="00201731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731" officeooo:paragraph-rsid="00201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bb8" officeooo:paragraph-rsid="00217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1731" officeooo:paragraph-rsid="002017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17bb8" officeooo:paragraph-rsid="00217b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01731" officeooo:paragraph-rsid="0020173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217bb8" officeooo:paragraph-rsid="00217bb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_36_._20_Respuesta_20_nivel_20_1">
      <style:text-properties officeooo:rsid="00208b17" officeooo:paragraph-rsid="00208b17"/>
    </style:style>
    <style:style style:name="P34" style:family="paragraph" style:parent-style-name="_36_._20_Respuesta_20_nivel_20_1">
      <style:text-properties officeooo:rsid="00217bb8" officeooo:paragraph-rsid="00217bb8"/>
    </style:style>
    <style:style style:name="P35" style:family="paragraph" style:parent-style-name="Table_20_Contents">
      <style:paragraph-properties fo:text-align="start" style:justify-single-word="false"/>
      <style:text-properties officeooo:rsid="00217bb8" officeooo:paragraph-rsid="00217bb8"/>
    </style:style>
    <style:style style:name="P36" style:family="paragraph" style:parent-style-name="_36_._20_Respuesta_20_nivel_20_1">
      <style:text-properties officeooo:rsid="00218fc7" officeooo:paragraph-rsid="00218fc7"/>
    </style:style>
    <style:style style:name="P37" style:family="paragraph" style:parent-style-name="_36_._20_Respuesta_20_nivel_20_1">
      <style:text-properties style:text-underline-style="solid" style:text-underline-width="auto" style:text-underline-color="font-color" fo:font-weight="bold" officeooo:rsid="00218fc7" officeooo:paragraph-rsid="00218fc7" style:font-weight-asian="bold" style:font-weight-complex="bold"/>
    </style:style>
    <style:style style:name="P38" style:family="paragraph" style:parent-style-name="Standard">
      <style:text-properties officeooo:paragraph-rsid="00217bb8"/>
    </style:style>
    <style:style style:name="P39" style:family="paragraph" style:parent-style-name="Table_20_Contents">
      <style:paragraph-properties fo:text-align="start" style:justify-single-word="false"/>
      <style:text-properties fo:font-style="normal" fo:font-weight="bold" officeooo:rsid="00201731" officeooo:paragraph-rsid="00201731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201731" officeooo:paragraph-rsid="00201731" style:font-weight-asian="bold" style:font-weight-complex="bold"/>
    </style:style>
    <style:style style:name="P41" style:family="paragraph" style:parent-style-name="_35_._20_Actividad_20_propuesta" style:list-style-name="Numbering_20_123"/>
    <style:style style:name="P42" style:family="paragraph" style:parent-style-name="_35_._20_Actividad_20_propuesta" style:list-style-name="Numbering_20_123">
      <style:paragraph-properties fo:break-before="page"/>
      <style:text-properties officeooo:paragraph-rsid="00164d29"/>
    </style:style>
    <style:style style:name="P43" style:family="paragraph" style:parent-style-name="_35_._20_Actividad_20_propuesta" style:list-style-name="Numbering_20_123">
      <style:text-properties officeooo:paragraph-rsid="00164d29"/>
    </style:style>
    <style:style style:name="P44" style:family="paragraph" style:parent-style-name="_35_._20_Actividad_20_propuesta" style:list-style-name="Numbering_20_123">
      <style:text-properties officeooo:paragraph-rsid="001e16e3"/>
    </style:style>
    <style:style style:name="P45" style:family="paragraph" style:parent-style-name="_35_._20_Actividad_20_propuesta" style:list-style-name="">
      <style:text-properties officeooo:paragraph-rsid="00164d29"/>
    </style:style>
    <style:style style:name="P46" style:family="paragraph" style:parent-style-name="_35_._20_Actividad_20_propuesta" style:list-style-name="Numbering_20_123">
      <style:text-properties officeooo:rsid="001e16e3" officeooo:paragraph-rsid="001e16e3"/>
    </style:style>
    <style:style style:name="P47" style:family="paragraph" style:parent-style-name="_36_._20_Respuesta_20_nivel_20_1" style:list-style-name="L5">
      <style:text-properties officeooo:rsid="00193ab1" officeooo:paragraph-rsid="00193ab1"/>
    </style:style>
    <style:style style:name="P48" style:family="paragraph" style:parent-style-name="_36_._20_Respuesta_20_nivel_20_1" style:list-style-name="L6">
      <style:text-properties officeooo:rsid="00193ab1" officeooo:paragraph-rsid="00195d57"/>
    </style:style>
    <style:style style:name="P49" style:family="paragraph" style:parent-style-name="_36_._20_Respuesta_20_nivel_20_1" style:list-style-name="L8">
      <style:text-properties officeooo:rsid="00218fc7" officeooo:paragraph-rsid="00218fc7"/>
    </style:style>
    <style:style style:name="P50" style:family="paragraph" style:parent-style-name="_36_._20_Respuesta_20_nivel_20_1" style:list-style-name="L9">
      <style:text-properties officeooo:rsid="00218fc7" officeooo:paragraph-rsid="00218fc7"/>
    </style:style>
    <style:style style:name="P51" style:family="paragraph" style:parent-style-name="_36_._20_Respuesta_20_nivel_20_1">
      <style:text-properties officeooo:paragraph-rsid="001e16e3"/>
    </style:style>
    <style:style style:name="P52" style:family="paragraph" style:parent-style-name="_36_._20_Respuesta_20_nivel_20_1" style:list-style-name="L10">
      <style:text-properties officeooo:paragraph-rsid="001e16e3"/>
    </style:style>
    <style:style style:name="P53" style:family="paragraph" style:parent-style-name="_36_._20_Respuesta_20_nivel_20_1">
      <style:text-properties officeooo:rsid="0023a4e8" officeooo:paragraph-rsid="0023a4e8"/>
    </style:style>
    <style:style style:name="P54" style:family="paragraph" style:parent-style-name="_36_._20_Respuesta_20_nivel_20_1">
      <style:text-properties officeooo:paragraph-rsid="0023a4e8"/>
    </style:style>
    <style:style style:name="P55" style:family="paragraph" style:parent-style-name="_36_._20_Respuesta_20_nivel_20_1">
      <style:text-properties officeooo:paragraph-rsid="002594e7"/>
    </style:style>
    <style:style style:name="P56" style:family="paragraph" style:parent-style-name="_36_._20_Respuesta_20_nivel_20_1">
      <style:text-properties fo:font-size="14pt" fo:font-style="italic" style:text-underline-style="solid" style:text-underline-width="auto" style:text-underline-color="font-color" officeooo:paragraph-rsid="001e16e3" style:font-size-asian="14pt" style:font-style-asian="italic" style:font-size-complex="14pt" style:font-style-complex="italic"/>
    </style:style>
    <style:style style:name="P57" style:family="paragraph" style:parent-style-name="_36_._20_Respuesta_20_nivel_20_1">
      <style:text-properties style:text-underline-style="solid" style:text-underline-width="auto" style:text-underline-color="font-color" officeooo:paragraph-rsid="001e16e3"/>
    </style:style>
    <style:style style:name="P58" style:family="paragraph" style:parent-style-name="_36_._20_Respuesta_20_nivel_20_1" style:list-style-name="L11">
      <style:text-properties officeooo:paragraph-rsid="001e16e3"/>
    </style:style>
    <style:style style:name="P59" style:family="paragraph" style:parent-style-name="_36_._20_Respuesta_20_nivel_20_1" style:list-style-name="L12">
      <style:text-properties officeooo:paragraph-rsid="001e16e3"/>
    </style:style>
    <style:style style:name="P60" style:family="paragraph" style:parent-style-name="_36_._20_Respuesta_20_nivel_20_1" style:list-style-name="L13">
      <style:text-properties officeooo:paragraph-rsid="001e16e3"/>
    </style:style>
    <style:style style:name="P61" style:family="paragraph" style:parent-style-name="_36_._20_Respuesta_20_nivel_20_1" style:list-style-name="L14">
      <style:text-properties officeooo:paragraph-rsid="001e16e3"/>
    </style:style>
    <style:style style:name="P62" style:family="paragraph" style:parent-style-name="_36_._20_Respuesta_20_nivel_20_1">
      <style:text-properties style:font-name="Candara1" fo:font-size="14pt" fo:font-style="italic" style:text-underline-style="solid" style:text-underline-width="auto" style:text-underline-color="font-color" fo:font-weight="normal" officeooo:paragraph-rsid="001e16e3" style:font-size-asian="14pt" style:font-style-asian="italic" style:font-size-complex="14pt" style:font-style-complex="italic"/>
    </style:style>
    <style:style style:name="P63" style:family="paragraph" style:parent-style-name="_36_._20_Respuesta_20_nivel_20_1">
      <style:text-properties style:font-name="Candara1" fo:font-size="14pt" fo:font-style="italic" style:text-underline-style="solid" style:text-underline-width="auto" style:text-underline-color="font-color" fo:font-weight="normal" officeooo:paragraph-rsid="002594e7" style:font-size-asian="14pt" style:font-style-asian="italic" style:font-size-complex="14pt" style:font-style-complex="italic"/>
    </style:style>
    <style:style style:name="P64" style:family="paragraph" style:parent-style-name="_36_._20_Respuesta_20_nivel_20_1">
      <style:text-properties style:font-name="Candara1" fo:font-size="12pt" style:text-underline-style="solid" style:text-underline-width="auto" style:text-underline-color="font-color" fo:font-weight="normal" officeooo:paragraph-rsid="001e16e3"/>
    </style:style>
    <style:style style:name="P65" style:family="paragraph" style:parent-style-name="_36_._20_Respuesta_20_nivel_20_1">
      <style:text-properties style:font-name="Candara1" fo:font-size="12pt" style:text-underline-style="solid" style:text-underline-width="auto" style:text-underline-color="font-color" fo:font-weight="normal" officeooo:paragraph-rsid="002594e7"/>
    </style:style>
    <style:style style:name="P66" style:family="paragraph" style:parent-style-name="_36_._20_Respuesta_20_nivel_20_1" style:list-style-name="L15">
      <style:text-properties style:font-name="Candara1" fo:font-size="12pt" fo:font-weight="normal" officeooo:paragraph-rsid="001e16e3"/>
    </style:style>
    <style:style style:name="P67" style:family="paragraph" style:parent-style-name="_36_._20_Respuesta_20_nivel_20_1" style:list-style-name="L15">
      <style:text-properties style:font-name="Candara1" fo:font-size="12pt" fo:font-weight="normal" officeooo:paragraph-rsid="002594e7"/>
    </style:style>
    <style:style style:name="P68" style:family="paragraph" style:parent-style-name="_36_._20_Respuesta_20_nivel_20_1" style:list-style-name="L16">
      <style:text-properties officeooo:paragraph-rsid="001e16e3"/>
    </style:style>
    <style:style style:name="P69" style:family="paragraph" style:parent-style-name="_36_._20_Respuesta_20_nivel_20_1" style:list-style-name="L17">
      <style:text-properties officeooo:paragraph-rsid="001e16e3"/>
    </style:style>
    <style:style style:name="P70" style:family="paragraph" style:parent-style-name="_36_._20_Respuesta_20_nivel_20_1" style:list-style-name="L18">
      <style:text-properties officeooo:paragraph-rsid="001e16e3"/>
    </style:style>
    <style:style style:name="P71" style:family="paragraph" style:parent-style-name="_36_._20_Respuesta_20_nivel_20_1" style:list-style-name="L19">
      <style:text-properties officeooo:paragraph-rsid="001e16e3"/>
    </style:style>
    <style:style style:name="P72" style:family="paragraph" style:parent-style-name="_36_._20_Respuesta_20_nivel_20_1" style:list-style-name="L20">
      <style:text-properties officeooo:paragraph-rsid="001e16e3"/>
    </style:style>
    <style:style style:name="P73" style:family="paragraph" style:parent-style-name="_36_._20_Respuesta_20_nivel_20_1" style:list-style-name="L21">
      <style:text-properties officeooo:paragraph-rsid="002594e7"/>
    </style:style>
    <style:style style:name="P74" style:family="paragraph" style:parent-style-name="Heading_20_1">
      <style:paragraph-properties fo:text-align="center" style:justify-single-word="false" fo:break-before="page"/>
      <style:text-properties fo:font-size="20pt" officeooo:rsid="0017f0b1" officeooo:paragraph-rsid="0017f0b1" style:font-size-asian="20pt" style:font-size-complex="20pt"/>
    </style:style>
    <style:style style:name="P75" style:family="paragraph" style:parent-style-name="Standard" style:list-style-name="L7">
      <style:text-properties style:font-name="Candara" officeooo:rsid="00164d29" officeooo:paragraph-rsid="00164d29"/>
    </style:style>
    <style:style style:name="P76" style:family="paragraph" style:parent-style-name="Table_20_Contents" style:list-style-name="L1">
      <style:text-properties style:font-name="Candara1" fo:font-size="12pt"/>
    </style:style>
    <style:style style:name="P77" style:family="paragraph" style:parent-style-name="Table_20_Contents" style:list-style-name="L2">
      <style:text-properties style:font-name="Candara1" fo:font-size="12pt"/>
    </style:style>
    <style:style style:name="P78" style:family="paragraph" style:parent-style-name="Table_20_Contents" style:list-style-name="L3">
      <style:text-properties style:font-name="Candara1" fo:font-size="12pt"/>
    </style:style>
    <style:style style:name="P79" style:family="paragraph" style:parent-style-name="Table_20_Contents" style:list-style-name="L4">
      <style:text-properties style:font-name="Candara1" fo:font-size="12pt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bb8" officeooo:paragraph-rsid="00217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officeooo:rsid="00164d29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95d57"/>
    </style:style>
    <style:style style:name="T8" style:family="text">
      <style:text-properties style:text-underline-style="solid" style:text-underline-width="auto" style:text-underline-color="font-color" officeooo:rsid="002594e7"/>
    </style:style>
    <style:style style:name="T9" style:family="text">
      <style:text-properties officeooo:rsid="00195d57"/>
    </style:style>
    <style:style style:name="T10" style:family="text">
      <style:text-properties officeooo:rsid="001cce57"/>
    </style:style>
    <style:style style:name="T11" style:family="text">
      <style:text-properties officeooo:rsid="001e16e3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0208b17"/>
    </style:style>
    <style:style style:name="T14" style:family="text">
      <style:text-properties officeooo:rsid="00217bb8"/>
    </style:style>
    <style:style style:name="T15" style:family="text">
      <style:text-properties officeooo:rsid="00238cb1"/>
    </style:style>
    <style:style style:name="T16" style:family="text">
      <style:text-properties officeooo:rsid="0023a4e8"/>
    </style:style>
    <style:style style:name="T17" style:family="text">
      <style:text-properties officeooo:rsid="002594e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nidad 1</text:p>
      <text:p text:style-name="P4"><text:span text:style-name="T4"/></text:p>
      <text:p text:style-name="P6">Ejercicios de clase de la unidad 1</text:p>
      <text:h text:style-name="P74" text:outline-level="1">Primer bloque</text:h>
      <text:p text:style-name="P7">Del final del punto 2.</text:p>
      <text:p text:style-name="_34_._20_Intro_20_parte"/>
      <text:list xml:id="list1650898424" text:style-name="Numbering_20_123">
        <text:list-item>
          <text:h text:style-name="P41" text:outline-level="1">Imaginar que se va a desarrollar una aplicación para llevar el control de las ventas de ordenadores de una tienda de informática y en principio no se va a utilizar ningún gestor de BD. ¿Se podría crear dicha aplicación? ¿de qué elemento se dispone en el SO para guardar la información? ¿qué problemas va a plantear este desarrollo? ¿de qué tipos pueden ser los elementos utilizados para guardar la información? Poner un ejemplo de la información que se guardaría en cada uno de los tipos.</text:h>
        </text:list-item>
      </text:list>
      <text:h text:style-name="P8" text:outline-level="1">Si se podría, almacenando la información en ficheros. Los tipos de estos ficheros incluyen: </text:h>
      <text:h text:style-name="P8" text:outline-level="1"><text:span text:style-name="T6">Ficheros Permanentes</text:span>, los cuales suelen tener vida larga, contienen información importante para la aplicación y no pueden crearse inmediatamente a partir de otros ficheros.</text:h>
      <text:h text:style-name="P8" text:outline-level="1">Este tipo de ficheros a su vez se subdividen en:</text:h>
      <text:list text:style-name="L5">
        <text:list-item>
          <text:h text:style-name="P47" text:outline-level="1"><text:span text:style-name="T5">Maestros</text:span>, contienen los datos actuales modificables de la aplicación, son la parte central de esta, guardando por ejemplo los clientes de una tienda online.</text:h>
        </text:list-item>
        <text:list-item>
          <text:h text:style-name="P47" text:outline-level="1"><text:span text:style-name="T5">Constantes</text:span>, contienen datos fijos que no se suelen modificar, se accede a ellos con el fin de consultar. Podrían almacenar el tallaje de la ropa.</text:h>
        </text:list-item>
        <text:list-item>
          <text:h text:style-name="P47" text:outline-level="1"><text:span text:style-name="T5">Históricos</text:span>, sus datos fueron almacenados en ficheros maestros, pero ya no se usan. <text:span text:style-name="T9">Un ejemplo de estos datos podría ser almacenar albaranes bastante antiguos.</text:span></text:h>
        </text:list-item>
      </text:list>
      <text:h text:style-name="P8" text:outline-level="1"/>
      <text:h text:style-name="P8" text:outline-level="1"><text:span text:style-name="T6">Ficheros Temporales</text:span>, <text:span text:style-name="T9">los cuales almacenan información útil para no toda la aplicación. Se generan desde ficheros permanentes y suelen existir corto tiempo.</text:span></text:h>
      <text:h text:style-name="P9" text:outline-level="1">Este tipo de ficheros se subdividen en:</text:h>
      <text:list text:style-name="L6">
        <text:list-item>
          <text:h text:style-name="P48" text:outline-level="1"><text:span text:style-name="T7">Intermedios</text:span>, <text:span text:style-name="T9">sus datos son resultado de una aplicación y serán usados por otra en la misma tarea.</text:span></text:h>
        </text:list-item>
        <text:list-item>
          <text:h text:style-name="P48" text:outline-level="1"><text:span text:style-name="T7">De maniobras</text:span>, <text:span text:style-name="T9">contienen datos originados de una aplicación pero no pueden ser almacenados en memoria principal por falta de espacio.</text:span></text:h>
        </text:list-item>
        <text:list-item>
          <text:h text:style-name="P48" text:outline-level="1"><text:span text:style-name="T7">De resultados</text:span>, <text:span text:style-name="T9">sus datos son transferidos a un dispositivo de salida.</text:span></text:h>
        </text:list-item>
      </text:list>
      <text:h text:style-name="P8" text:outline-level="1"/>
      <text:list text:style-name="L7">
        <text:list-header>
          <text:p text:style-name="P75"/>
        </text:list-header>
      </text:list>
      <text:h text:style-name="P45" text:outline-level="1"/>
      <text:list xml:id="list232320247323278" text:continue-list="list1650898424" text:style-name="Numbering_20_123">
        <text:list-item>
          <text:h text:style-name="P42" text:outline-level="1">¿Qué es un fichero de datos? Crear una tabla con las ventajas e inconvenientes que presentan las distintas formas de organizar los archivos o ficheros de datos.</text:h>
        </text:list-item>
      </text:list>
      <text:h text:style-name="P10" text:outline-level="1">Los ficheros de datos consisten en un conjunto de información relacionada, tratada como un todo y que se organiza de forma estructurada permitiendo la búsqueda de datos individuales. Se identifican por nombre y la descripción de la carpeta o directorio que lo almacena.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2">Ventajas</text:p>
          </table:table-cell>
          <table:table-cell table:style-name="Tabla1.C1" office:value-type="string">
            <text:p text:style-name="P12">Inconvenientes</text:p>
          </table:table-cell>
        </table:table-row>
        <table:table-row>
          <table:table-cell table:style-name="Tabla1.A2" office:value-type="string">
            <text:p text:style-name="P13">Organización secuencial </text:p>
          </table:table-cell>
          <table:table-cell table:style-name="Tabla1.A2" office:value-type="string">
            <text:list text:style-name="L1">
              <text:list-item>
                <text:p text:style-name="P76">La lectura siempre se realiza hacia delante.</text:p>
              </text:list-item>
              <text:list-item>
                <text:p text:style-name="P76">Tienen una estructura rígida de campos, es decir, la posición de los campos de cada registro siempre ha de ser la misma. </text:p>
              </text:list-item>
              <text:list-item>
                <text:p text:style-name="P76">Aprovechan al máximo el soporte de almacenamiento, al no dejar huecos vacíos </text:p>
              </text:list-item>
              <text:list-item>
                <text:p text:style-name="P76">Se pueden grabar en cualquier tipo de soporte, tanto en secuenciales como direccionables </text:p>
              </text:list-item>
              <text:list-item>
                <text:p text:style-name="P76">Todos los lenguajes de programación disponen de instrucciones para trabajar con este tipo de ficheros. </text:p>
              </text:list-item>
            </text:list>
          </table:table-cell>
          <table:table-cell table:style-name="Tabla1.C2" office:value-type="string">
            <text:list text:continue-numbering="true" text:style-name="L1">
              <text:list-item>
                <text:p text:style-name="P76">Son ficheros monousuario, no permiten el acceso simultáneo de varios usuarios. </text:p>
              </text:list-item>
              <text:list-item>
                <text:p text:style-name="P76">No se pueden insertar registros entre los que ya están grabados. </text:p>
              </text:list-item>
            </text:list>
          </table:table-cell>
        </table:table-row>
        <table:table-row>
          <table:table-cell table:style-name="Tabla1.A2" office:value-type="string">
            <text:p text:style-name="P13">Organización secuencial encadenada</text:p>
          </table:table-cell>
          <table:table-cell table:style-name="Tabla1.A2" office:value-type="string">
            <text:list text:style-name="L2">
              <text:list-item>
                <text:p text:style-name="P77">insertar un registro <text:span text:style-name="T10">necesita</text:span> localizar la posición en que se desea insertar </text:p>
              </text:list-item>
              <text:list-item>
                <text:p text:style-name="P77">Para borrar un registro se asigna al puntero del registro anterior la dirección del registro siguiente </text:p>
              </text:list-item>
              <text:list-item>
                <text:p text:style-name="P77">Al modificar, si no implica un aumento de la longitud del registro, éste puede reescribirse en el mismo espacio. </text:p>
              </text:list-item>
            </text:list>
          </table:table-cell>
          <table:table-cell table:style-name="Tabla1.C2" office:value-type="string">
            <text:list text:continue-numbering="true" text:style-name="L2">
              <text:list-item>
                <text:p text:style-name="P77">La consulta es secuencial.</text:p>
              </text:list-item>
            </text:list>
          </table:table-cell>
        </table:table-row>
        <table:table-row>
          <table:table-cell table:style-name="Tabla1.A2" office:value-type="string">
            <text:p text:style-name="P13">Organización secuencial indexada </text:p>
          </table:table-cell>
          <table:table-cell table:style-name="Tabla1.A2" office:value-type="string">
            <text:list text:style-name="L3">
              <text:list-item>
                <text:p text:style-name="P78">Permite el acceso secuencial: los registros se leen ordenados por el campo clave </text:p>
              </text:list-item>
              <text:list-item>
                <text:p text:style-name="P78">Permite el acceso directo a <text:soft-page-break/>los registros.</text:p>
              </text:list-item>
              <text:list-item>
                <text:p text:style-name="P78">Se pueden actualizar los registros en el mismo fichero.</text:p>
              </text:list-item>
            </text:list>
          </table:table-cell>
          <table:table-cell table:style-name="Tabla1.C2" office:value-type="string">
            <text:list text:continue-numbering="true" text:style-name="L3">
              <text:list-item>
                <text:p text:style-name="P78">Ocupa más espacio en el disco que los ficheros secuenciales.</text:p>
              </text:list-item>
              <text:list-item>
                <text:p text:style-name="P78">Únicamente se pueden utilizar con soportes direccionables. </text:p>
              </text:list-item>
            </text:list>
          </table:table-cell>
        </table:table-row>
        <table:table-row>
          <table:table-cell table:style-name="Tabla1.A2" office:value-type="string">
            <text:p text:style-name="P13">Organización directa o aleatoria </text:p>
          </table:table-cell>
          <table:table-cell table:style-name="Tabla1.A2" office:value-type="string">
            <text:list text:style-name="L4">
              <text:list-item>
                <text:p text:style-name="P79">Posicionamiento inmediato.</text:p>
              </text:list-item>
              <text:list-item>
                <text:p text:style-name="P79">Permiten múltiples usuarios utilizándolos. </text:p>
              </text:list-item>
              <text:list-item>
                <text:p text:style-name="P79">Los registros se borran colocando un cero en la posición que ocupan. </text:p>
              </text:list-item>
              <text:list-item>
                <text:p text:style-name="P79">Permiten la utilización de algoritmos de compactación de huecos. </text:p>
              </text:list-item>
              <text:list-item>
                <text:p text:style-name="P79">Permiten la actualización de los registros en el mismo fichero .</text:p>
              </text:list-item>
              <text:list-item>
                <text:p text:style-name="P79">Permiten realizar procesos de actualización en tiempo real. </text:p>
              </text:list-item>
            </text:list>
          </table:table-cell>
          <table:table-cell table:style-name="Tabla1.C2" office:value-type="string">
            <text:list text:continue-numbering="true" text:style-name="L4">
              <text:list-item>
                <text:p text:style-name="P79">Registros de longitud fija. </text:p>
              </text:list-item>
              <text:list-item>
                <text:p text:style-name="P79">Esta organización sólo es posible en soportes direccionables. </text:p>
              </text:list-item>
              <text:list-item>
                <text:p text:style-name="P79">Los archivos se crean con un tamaño definido, es decir, con un máximo de registros establecido durante la creación. </text:p>
              </text:list-item>
              <text:list-item>
                <text:p text:style-name="P79">Se usan cuando el acceso a los datos de un registro se hace siempre empleando la misma clave y la velocidad de acceso a un registro es lo que más importa. </text:p>
              </text:list-item>
            </text:list>
          </table:table-cell>
        </table:table-row>
      </table:table>
      <text:h text:style-name="P10" text:outline-level="1"/>
      <text:h text:style-name="P3" text:outline-level="1"/>
      <text:list text:continue-list="list232320247323278" text:style-name="Numbering_20_123">
        <text:list-item>
          <text:h text:style-name="P43" text:outline-level="1"><text:span text:style-name="T3">Investigar en Internet sobre los sistemas lógicos de almacenamiento (sistemas de archivos o ficheros). ¿Qué </text:span>son? ¿qué características presentan? ¿cuáles son los más utilizados hoy en día?, …</text:h>
        </text:list-item>
      </text:list>
      <text:h text:style-name="P11" text:outline-level="1">Los sistemas lógicos de almacenamiento son aquellos que permiten almacenar información mediante la red.</text:h>
      <text:h text:style-name="P11" text:outline-level="1">Sus principales características son que el cliente no tiene acceso al medio físico en el que se almacenan los datos, son limitados principalmente por la velocidad de internet del cliente y suelen tener diferentes planes para almacenar mucha información de forma accesible.</text:h>
      <text:h text:style-name="P11" text:outline-level="1">Los principales ejemplos incluyen google drive, dropbox, onedrive, etc.</text:h>
      <text:h text:style-name="P11" text:outline-level="1"/>
      <text:list xml:id="list232319205851735" text:continue-numbering="true" text:style-name="Numbering_20_123">
        <text:list-item>
          <text:h text:style-name="P46" text:outline-level="1">Citar las ventajas de las BD sobre los sistemas de gestión de datos basados en ficheros.</text:h>
        </text:list-item>
      </text:list>
      <text:list text:style-name="L10">
        <text:list-item>
          <text:h text:style-name="P52" text:outline-level="1">Redundancia solo si necesario </text:h>
        </text:list-item>
        <text:list-item>
          <text:h text:style-name="P52" text:outline-level="1">Consulta directa</text:h>
        </text:list-item>
        <text:list-item>
          <text:h text:style-name="P52" text:outline-level="1">Confidencialidad y seguridad</text:h>
        </text:list-item>
        <text:list-item>
          <text:h text:style-name="P52" text:outline-level="1">Flexibilidad</text:h>
        </text:list-item>
        <text:list-item>
          <text:h text:style-name="P52" text:outline-level="1">Independencia física y lógica</text:h>
        </text:list-item>
        <text:list-item>
          <text:h text:style-name="P52" text:outline-level="1">Interfaz de alto nivel</text:h>
        </text:list-item>
        <text:list-item>
          <text:h text:style-name="P52" text:outline-level="1">Protección contra fallos</text:h>
        </text:list-item>
        <text:list-item>
          <text:h text:style-name="P52" text:outline-level="1">Acceso múltiple </text:h>
        </text:list-item>
      </text:list>
      <text:h text:style-name="P22" text:outline-level="1"/>
      <text:list xml:id="list232320368515403" text:continue-list="list232319205851735" text:style-name="Numbering_20_123">
        <text:list-item>
          <text:h text:style-name="P44" text:outline-level="1"><text:soft-page-break/><text:span text:style-name="T11">En función de la ubicación de la información, ¿qué tipos de almacenamiento se pueden tener? ¿qué ventajas e </text:span>inconvenientes presenta cada uno de ellos?</text:h>
        </text:list-item>
      </text:list>
      <text:h text:style-name="P56" text:outline-level="1">Discos:</text:h>
      <text:h text:style-name="P57" text:outline-level="1">Ventajas:</text:h>
      <text:list text:style-name="L11">
        <text:list-item>
          <text:h text:style-name="P58" text:outline-level="1">Facilidad para extender el límite de memoria</text:h>
        </text:list-item>
        <text:list-item>
          <text:h text:style-name="P58" text:outline-level="1">Tamaño y peso pequeño para gran espacio de almacenamiento</text:h>
        </text:list-item>
      </text:list>
      <text:h text:style-name="P57" text:outline-level="1">Desventajas:</text:h>
      <text:list text:style-name="L12">
        <text:list-item>
          <text:h text:style-name="P59" text:outline-level="1">Alto precio</text:h>
        </text:list-item>
        <text:list-item>
          <text:h text:style-name="P59" text:outline-level="1">Vida útil limitada</text:h>
        </text:list-item>
        <text:list-item>
          <text:h text:style-name="P59" text:outline-level="1">Recuperación de datos complicada</text:h>
        </text:list-item>
      </text:list>
      <text:h text:style-name="P56" text:outline-level="1">Cintas magnéticas:</text:h>
      <text:h text:style-name="P57" text:outline-level="1">Ventajas:</text:h>
      <text:list text:style-name="L13">
        <text:list-item>
          <text:h text:style-name="P60" text:outline-level="1">Fácil de editar y eliminar información</text:h>
        </text:list-item>
        <text:list-item>
          <text:h text:style-name="P60" text:outline-level="1">Gran capacidad de almacenamiento (en el momento de su creación)</text:h>
        </text:list-item>
      </text:list>
      <text:h text:style-name="P57" text:outline-level="1">Desventajas:</text:h>
      <text:list text:style-name="L14">
        <text:list-item>
          <text:h text:style-name="P61" text:outline-level="1">Son muy afectadas por el tiempo</text:h>
        </text:list-item>
        <text:list-item>
          <text:h text:style-name="P61" text:outline-level="1">Su complejidad mecánica</text:h>
        </text:list-item>
        <text:list-item>
          <text:h text:style-name="P61" text:outline-level="1">Copias de la información pierden calidad</text:h>
        </text:list-item>
      </text:list>
      <text:h text:style-name="P62" text:outline-level="1">Almacenamiento en red:</text:h>
      <text:h text:style-name="P64" text:outline-level="1">Ventajas:</text:h>
      <text:list text:style-name="L17">
        <text:list-item>
          <text:h text:style-name="P69" text:outline-level="1">Protección de conmutación por error</text:h>
        </text:list-item>
        <text:list-item>
          <text:h text:style-name="P69" text:outline-level="1">Copia de datos rápida</text:h>
        </text:list-item>
        <text:list-item>
          <text:h text:style-name="P69" text:outline-level="1">Disponibilidad de datos</text:h>
        </text:list-item>
      </text:list>
      <text:h text:style-name="P64" text:outline-level="1">Desventajas:</text:h>
      <text:list text:style-name="L18">
        <text:list-item>
          <text:h text:style-name="P70" text:outline-level="1">Costoso</text:h>
        </text:list-item>
        <text:list-item>
          <text:h text:style-name="P70" text:outline-level="1">Necesita varios servidores para funcionar eficientemente</text:h>
        </text:list-item>
      </text:list>
      <text:h text:style-name="P62" text:outline-level="1">Almacenamiento en la nube:</text:h>
      <text:h text:style-name="P64" text:outline-level="1">Ventajas:</text:h>
      <text:list text:style-name="L19">
        <text:list-item>
          <text:h text:style-name="P71" text:outline-level="1">Accesibilidad a los datos</text:h>
        </text:list-item>
        <text:list-item>
          <text:h text:style-name="P71" text:outline-level="1">Protección de la información</text:h>
        </text:list-item>
      </text:list>
      <text:h text:style-name="P64" text:outline-level="1">Desventajas:</text:h>
      <text:list text:style-name="L20">
        <text:list-item>
          <text:h text:style-name="P72" text:outline-level="1">Necesita conexión a Internet </text:h>
        </text:list-item>
        <text:list-item>
          <text:h text:style-name="P72" text:outline-level="1">Vulnerabilidad a ciberataques</text:h>
        </text:list-item>
      </text:list>
      <text:h text:style-name="P63" text:outline-level="1">RAID:</text:h>
      <text:h text:style-name="P65" text:outline-level="1">Ventajas:</text:h>
      <text:list text:style-name="L15">
        <text:list-item>
          <text:h text:style-name="P67" text:outline-level="1">Seguridad sobre los datos</text:h>
        </text:list-item>
        <text:list-item>
          <text:h text:style-name="P67" text:outline-level="1">Rápida recuperación de datos</text:h>
        </text:list-item>
        <text:list-item>
          <text:h text:style-name="P67" text:outline-level="1">Gran rendimiento</text:h>
        </text:list-item>
      </text:list>
      <text:h text:style-name="P65" text:outline-level="1">Desventajas:</text:h>
      <text:list text:style-name="L21">
        <text:list-item>
          <text:h text:style-name="P73" text:outline-level="1">Alto costo de instalación y mantenimiento</text:h>
        </text:list-item>
        <text:list-item>
          <text:h text:style-name="P73" text:outline-level="1">El fallo de varias unidades puede resultar a la pérdida de datos</text:h>
        </text:list-item>
      </text:list>
      <text:h text:style-name="P22" text:outline-level="1"/>
      <text:list text:continue-list="list232320368515403" text:style-name="Numbering_20_123">
        <text:list-item>
          <text:h text:style-name="P44" text:outline-level="1"><text:soft-page-break/><text:span text:style-name="T11">Teniendo en cuenta los distintos modelos de BD, ¿qué tipo de BD es el más utilizado en la actualidad? ¿qué </text:span>tipos de BD no se utilizan actualmente? ¿qué tipo de BD noSQL están apareciendo en la actualidad y en qué tipo de aplicaciones se suelen utilizar?</text:h>
        </text:list-item>
      </text:list>
      <text:h text:style-name="P54" text:outline-level="1"><text:span text:style-name="T16">El tipo de BD más utilizado es el racional, teniendo como ejemplo </text:span>SQL, Oracle <text:span text:style-name="T16">y</text:span> DB2 <text:span text:style-name="T16">entre otros.</text:span></text:h>
      <text:h text:style-name="P53" text:outline-level="1">Las BBDD jerárquicas no se utilizan actualmente.</text:h>
      <text:h text:style-name="P53" text:outline-level="1">Se utilizan en redes sociales y plataformas de video.</text:h>
      <text:h text:style-name="P22" text:outline-level="1"/>
      <text:list text:continue-numbering="true" text:style-name="Numbering_20_123">
        <text:list-item>
          <text:h text:style-name="P44" text:outline-level="1"><text:span text:style-name="T11">Visitar la URL https://db-engines.com/en/ranking e indicar el modelo de BD más utilizado en las primeras 20 </text:span>posiciones. ¿Qué otros modelos de BD aparecen en las primeras 20 posiciones? Investigar y describir los modelos que aparecen en las primeras 20 posiciones.</text:h>
        </text:list-item>
      </text:list>
      <text:h text:style-name="P53" text:outline-level="1">El modelo racional es el más utilizado. Los demás modelos son orientados a documentos. </text:h>
      <text:h text:style-name="P54" text:outline-level="1"><text:span text:style-name="T16">En las 20 primeras posiciones aparecen los siguientes modelos racionales: Oracle, MySQL, Microsoft SQL Server, PostgreSQL, Google BigQuery, Teradata, Hive, Microsoft Azure SQL Database, MariaDB y Snowflake, y también hay modelos orientados a la documentación como MongoDB, Amazon DynamoDB o Databricks en el que los almacenes de documentos se caracterizan por su organización de datos sin esquemas. Otro de ellos seria noSQL como Redis llegando a almacenar información según dicha clave al igual que Elasticsearch y Splunk que también son noSQL. Por ultimo tenemos al Cassandra que siendo un modelo por columnas almacenando datos de dicha forma. </text:span></text:h>
      <text:h text:style-name="P22" text:outline-level="1"/>
      <text:list text:continue-numbering="true" text:style-name="Numbering_20_123">
        <text:list-item>
          <text:h text:style-name="P46" text:outline-level="1">¿Qué funciones realiza un SGBD? Describir cada una de ellas.</text:h>
        </text:list-item>
      </text:list>
      <text:h text:style-name="P55" text:outline-level="1"><text:span text:style-name="T17">Permite d</text:span>escribir o definir funciones: permite crear estructuras <text:span text:style-name="T17">correctas</text:span> para sus datos. Permite definir estructuras internas, conceptuales y externas. Se realiza mediante DDL. </text:h>
      <text:h text:style-name="P55" text:outline-level="1">Funciones operativas: permite a los usuarios buscar, agregar, eliminar y modificar datos de acuerdo con las reglas establecidas por el administrador. Se realiza utilizando el lenguaje de manipulación de datos DML.</text:h>
      <text:h text:style-name="P55" text:outline-level="1">Controles: permite a los administradores establecer mecanismos de protección para los datos de cada usuario. Contiene sistemas para crear copias de seguridad, carga de archivos, auditoría y configuración del sistema. Esta función implementa el DCL.</text:h>
      <text:h text:style-name="P22" text:outline-level="1"/>
      <text:list text:continue-numbering="true" text:style-name="Numbering_20_123">
        <text:list-item>
          <text:h text:style-name="P44" text:outline-level="1"><text:span text:style-name="T11">¿Cuáles son los componentes de un SGBD? ¿qué función realiza cada uno de ellos? Describir y comentar la </text:span>imagen del punto 5.2.</text:h>
        </text:list-item>
      </text:list>
      <text:h text:style-name="P22" text:outline-level="1"><text:span text:style-name="T5">Lenguaje de BD:</text:span> <text:span text:style-name="T17">A</text:span> través del lenguaje se pueden especificar los datos que constituyen la BD, su <text:s/>estructura, relaciones, etc.</text:h>
      <text:h text:style-name="P22" text:outline-level="1"><text:span text:style-name="T5">Di</text:span><text:span text:style-name="T8">rec</text:span><text:span text:style-name="T5">cionario de datos:</text:span> <text:span text:style-name="T17">A</text:span>lmacena información sobre todos los datos de la base de datos, incluida la <text:s/>estructura, el nombre, la descripción, el contenido y las características lógicas de la organización.</text:h>
      <text:h text:style-name="P22" text:outline-level="1"><text:span text:style-name="T5">Administrador de bases de datos:</text:span> <text:span text:style-name="T17">P</text:span>roporciona una interfaz entre los programas que almacenan datos y los administran.</text:h>
      <text:h text:style-name="P22" text:outline-level="1"><text:soft-page-break/><text:span text:style-name="T5">Usuario de la base de datos:</text:span> los administradores tienen control centralizado y responsabilidad sobre <text:s/>la base de datos. Los usuarios de niveles inferiores tendrán necesidades y permisos adicionales.</text:h>
      <text:h text:style-name="P22" text:outline-level="1"><text:span text:style-name="T5">Herramientas de base de datos:</text:span> permite a los administradores gestionar bases de datos, usuarios, <text:s/>informes, interfaces, etc.</text:h>
      <text:h text:style-name="P22" text:outline-level="1"/>
      <text:list text:continue-numbering="true" text:style-name="Numbering_20_123">
        <text:list-item>
          <text:h text:style-name="P46" text:outline-level="1">¿Cuántos <text:span text:style-name="T15">esquemas</text:span> conceptuales se pueden tener de una BD? ¿y externos? ¿qué diferencia hay entre ellos?</text:h>
        </text:list-item>
      </text:list>
      <text:h text:style-name="P22" text:outline-level="1">Sólo <text:span text:style-name="T17">puede tener un esquema</text:span> conceptual, <text:span text:style-name="T17">p</text:span>ero existen tantos modelos externos como necesites. La diferencia radica en los usuarios detrás de cada modelo, el modelo conceptual lo utilizan los administradores para describir las propiedades, relaciones y limitaciones de la base de datos, mientras que el modelo externo lo utilizan los usuarios para ver las partes de la base de datos a las que tienen acceso. </text:h>
      <text:h text:style-name="P22" text:outline-level="1"/>
      <text:list text:continue-numbering="true" text:style-name="Numbering_20_123">
        <text:list-item>
          <text:h text:style-name="P44" text:outline-level="1"><text:span text:style-name="T11">Dada la imagen siguiente, describir los pasos que sigue </text:span>el SGBD para interpretar una solicitud de datos de un usuario determinado. </text:h>
        </text:list-item>
      </text:list>
      <text:h text:style-name="P22" text:outline-level="1">Tres usuarios solicitan datos y crean dos consultas.</text:h>
      <text:h text:style-name="P22" text:outline-level="1"><text:span text:style-name="T17">El </text:span>SGDB acepta dos esquemas externos.</text:h>
      <text:h text:style-name="P22" text:outline-level="1">S<text:span text:style-name="T17">e s</text:span>olicita <text:span text:style-name="T17">la</text:span> conversión del esquema externo 2 al esquema conceptual.</text:h>
      <text:h text:style-name="P22" text:outline-level="1"><text:span text:style-name="T17">Se v</text:span>alida y <text:span text:style-name="T17">se</text:span> acepta el plan conceptual.</text:h>
      <text:h text:style-name="P22" text:outline-level="1"><text:span text:style-name="T17">Se c</text:span>onv<text:span text:style-name="T17">ierte la</text:span> solicitud a modo físico o interno.</text:h>
      <text:h text:style-name="P22" text:outline-level="1">Se <text:span text:style-name="T17">se</text:span>leccion<text:span text:style-name="T17">an</text:span> las tablas involucradas en la consulta y <text:span text:style-name="T17">se </text:span>ejecut<text:span text:style-name="T17">a</text:span> la consulta.</text:h>
      <text:h text:style-name="P22" text:outline-level="1">Se va del interior al esquema conceptual y del concepto al exterior.</text:h>
      <text:h text:style-name="P22" text:outline-level="1">Finalmente, el usuario ve los datos solicitados.</text:h>
      <text:h text:style-name="P22" text:outline-level="1"/>
      <text:list xml:id="list232320235465995" text:continue-numbering="true" text:style-name="Numbering_20_123">
        <text:list-item>
          <text:h text:style-name="P46" text:outline-level="1">¿Qué permiten las BD distribuidas? Enumerar sus ventajas e inconvenientes</text:h>
        </text:list-item>
      </text:list>
      <text:h text:style-name="P36" text:outline-level="1">Las BD distribuidas permiten mejorar la eficiencia y el rendimiento de la BD, también la disponibilidad y la capacidad de escalabilidad.</text:h>
      <text:h text:style-name="P37" text:outline-level="1">Ventajas:</text:h>
      <text:list text:style-name="L8">
        <text:list-item>
          <text:h text:style-name="P49" text:outline-level="1">Se aprovechan más los recursos de almacenamiento y procesamiento.</text:h>
        </text:list-item>
        <text:list-item>
          <text:h text:style-name="P49" text:outline-level="1">Hay una mayor disponibilidad en los datos.</text:h>
        </text:list-item>
        <text:list-item>
          <text:h text:style-name="P49" text:outline-level="1">Hay más resistencia a fallos.</text:h>
        </text:list-item>
        <text:list-item>
          <text:h text:style-name="P49" text:outline-level="1">Hay mejor escalabilidad.</text:h>
        </text:list-item>
        <text:list-item>
          <text:h text:style-name="P49" text:outline-level="1">Hay mejor rendimiento al realizar consultas distribuidas.</text:h>
        </text:list-item>
      </text:list>
      <text:h text:style-name="P37" text:outline-level="1">Inconvenientes:</text:h>
      <text:list text:style-name="L9">
        <text:list-item>
          <text:h text:style-name="P50" text:outline-level="1">Necesaria la coordinación y la sincronización <text:s/>de los fragmentos y garantizar la integridad de datos entre ellos.</text:h>
        </text:list-item>
      </text:list>
      <text:h text:style-name="P36" text:outline-level="1"/>
      <text:h text:style-name="P22" text:outline-level="1"/>
      <text:list text:continue-list="list232320235465995" text:style-name="Numbering_20_123">
        <text:list-item>
          <text:h text:style-name="P44" text:outline-level="1"><text:span text:style-name="T11">Considerar la siguiente relación, ¿qué fragmentos se obtendrían al </text:span>realizar una fragmentación horizontal por ESCUELA?</text:h>
        </text:list-item>
      </text:list>
      <text:h text:style-name="P23" text:outline-level="1">F<text:span text:style-name="T14">h</text:span> 1: Escuela CIME</text:h>
      <table:table table:name="Tabla2" table:style-name="Tabla2">
        <table:table-column table:style-name="Tabla2.A" table:number-columns-repeated="3"/>
        <table:table-column table:style-name="Tabla2.D"/>
        <text:soft-page-break/>
        <table:table-row>
          <table:table-cell table:style-name="Tabla2.A1" office:value-type="string">
            <text:p text:style-name="P14">ID</text:p>
          </table:table-cell>
          <table:table-cell table:style-name="Tabla2.A1" office:value-type="string">
            <text:p text:style-name="P14">Nombre</text:p>
          </table:table-cell>
          <table:table-cell table:style-name="Tabla2.A1" office:value-type="string">
            <text:p text:style-name="P14">Nota</text:p>
          </table:table-cell>
          <table:table-cell table:style-name="Tabla2.D1" office:value-type="string">
            <text:p text:style-name="P14">Escuela</text:p>
          </table:table-cell>
        </table:table-row>
        <table:table-row>
          <table:table-cell table:style-name="Tabla2.A2" office:value-type="string">
            <text:p text:style-name="P18">J1</text:p>
          </table:table-cell>
          <table:table-cell table:style-name="Tabla2.A2" office:value-type="string">
            <text:p text:style-name="P16">LUIS YANEZ</text:p>
          </table:table-cell>
          <table:table-cell table:style-name="Tabla2.A2" office:value-type="string">
            <text:p text:style-name="P16">8</text:p>
          </table:table-cell>
          <table:table-cell table:style-name="Tabla2.D2" office:value-type="string">
            <text:p text:style-name="P16">CIME</text:p>
          </table:table-cell>
        </table:table-row>
        <table:table-row>
          <table:table-cell table:style-name="Tabla2.A2" office:value-type="string">
            <text:p text:style-name="P18">J2</text:p>
          </table:table-cell>
          <table:table-cell table:style-name="Tabla2.A2" office:value-type="string">
            <text:p text:style-name="P16">ERIKA QUIROZ</text:p>
          </table:table-cell>
          <table:table-cell table:style-name="Tabla2.A2" office:value-type="string">
            <text:p text:style-name="P16">8</text:p>
          </table:table-cell>
          <table:table-cell table:style-name="Tabla2.D2" office:value-type="string">
            <text:p text:style-name="P16">CIME</text:p>
          </table:table-cell>
        </table:table-row>
      </table:table>
      <text:h text:style-name="P24" text:outline-level="1"/>
      <text:h text:style-name="P23" text:outline-level="1">F<text:span text:style-name="T14">h</text:span> 2: Escuela EISIC</text:h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4">ID</text:p>
          </table:table-cell>
          <table:table-cell table:style-name="Tabla3.A1" office:value-type="string">
            <text:p text:style-name="P14">Nombre</text:p>
          </table:table-cell>
          <table:table-cell table:style-name="Tabla3.A1" office:value-type="string">
            <text:p text:style-name="P14">Nota</text:p>
          </table:table-cell>
          <table:table-cell table:style-name="Tabla3.D1" office:value-type="string">
            <text:p text:style-name="P14">Escuela</text:p>
          </table:table-cell>
        </table:table-row>
        <table:table-row>
          <table:table-cell table:style-name="Tabla3.A2" office:value-type="string">
            <text:p text:style-name="P18">J3</text:p>
          </table:table-cell>
          <table:table-cell table:style-name="Tabla3.A2" office:value-type="string">
            <text:p text:style-name="P16">DANIEL MURILLO</text:p>
          </table:table-cell>
          <table:table-cell table:style-name="Tabla3.A2" office:value-type="string">
            <text:p text:style-name="P16">9</text:p>
          </table:table-cell>
          <table:table-cell table:style-name="Tabla3.D2" office:value-type="string">
            <text:p text:style-name="P16">EISIC</text:p>
          </table:table-cell>
        </table:table-row>
        <table:table-row>
          <table:table-cell table:style-name="Tabla3.A2" office:value-type="string">
            <text:p text:style-name="P18">J4</text:p>
          </table:table-cell>
          <table:table-cell table:style-name="Tabla3.A2" office:value-type="string">
            <text:p text:style-name="P16">MARIA JOSE MENDEZ</text:p>
          </table:table-cell>
          <table:table-cell table:style-name="Tabla3.A2" office:value-type="string">
            <text:p text:style-name="P16">10</text:p>
          </table:table-cell>
          <table:table-cell table:style-name="Tabla3.D2" office:value-type="string">
            <text:p text:style-name="P16">EISIC</text:p>
          </table:table-cell>
        </table:table-row>
        <table:table-row>
          <table:table-cell table:style-name="Tabla3.A2" office:value-type="string">
            <text:p text:style-name="P18">J5</text:p>
          </table:table-cell>
          <table:table-cell table:style-name="Tabla3.A2" office:value-type="string">
            <text:p text:style-name="P16">ADONIS PABON</text:p>
          </table:table-cell>
          <table:table-cell table:style-name="Tabla3.A2" office:value-type="string">
            <text:p text:style-name="P16">9</text:p>
          </table:table-cell>
          <table:table-cell table:style-name="Tabla3.D2" office:value-type="string">
            <text:p text:style-name="P16">EISIC</text:p>
          </table:table-cell>
        </table:table-row>
      </table:table>
      <text:h text:style-name="P24" text:outline-level="1"/>
      <text:h text:style-name="P22" text:outline-level="1"/>
      <text:list text:continue-numbering="true" text:style-name="Numbering_20_123">
        <text:list-item>
          <text:h text:style-name="P44" text:outline-level="1"><text:span text:style-name="T11">Considerar las siguientes relaciones, ¿qué fragmentos principales y derivados se obtendrían al realizar una </text:span>fragmentación horizontal por ESCUELA?</text:h>
        </text:list-item>
      </text:list>
      <text:h text:style-name="P26" text:outline-level="1">Tabla 1: Módulos – Fragmento 1: Escuela CIME</text:h>
      <table:table table:name="Tabla4" table:style-name="Tabla4" table:template-name="Default Style">
        <table:table-column table:style-name="Tabla4.A" table:number-columns-repeated="5"/>
        <table:table-row>
          <table:table-cell table:style-name="Tabla4.A1" office:value-type="string">
            <text:p text:style-name="P29">ID</text:p>
          </table:table-cell>
          <table:table-cell table:style-name="Tabla4.A1" office:value-type="string">
            <text:p text:style-name="P29">MATERIA</text:p>
          </table:table-cell>
          <table:table-cell table:style-name="Tabla4.A1" office:value-type="string">
            <text:p text:style-name="P29">ESCUELA</text:p>
          </table:table-cell>
          <table:table-cell table:style-name="Tabla4.A1" office:value-type="string">
            <text:p text:style-name="P39">CRÉDITOS</text:p>
          </table:table-cell>
          <table:table-cell table:style-name="Tabla4.E1" office:value-type="string">
            <text:p text:style-name="P29">NIVEL</text:p>
          </table:table-cell>
        </table:table-row>
        <table:table-row>
          <table:table-cell table:style-name="Tabla4.A2" office:value-type="string">
            <text:p text:style-name="P31">3</text:p>
          </table:table-cell>
          <table:table-cell table:style-name="Tabla4.A2" office:value-type="string">
            <text:p text:style-name="P27">Programación II</text:p>
          </table:table-cell>
          <table:table-cell table:style-name="Tabla4.A2" office:value-type="string">
            <text:p text:style-name="P27">CIME</text:p>
          </table:table-cell>
          <table:table-cell table:style-name="Tabla4.A2" office:value-type="string">
            <text:p text:style-name="P27">6</text:p>
          </table:table-cell>
          <table:table-cell table:style-name="Tabla4.E2" office:value-type="string">
            <text:p text:style-name="P27">2</text:p>
          </table:table-cell>
        </table:table-row>
        <table:table-row>
          <table:table-cell table:style-name="Tabla4.A2" office:value-type="string">
            <text:p text:style-name="P31">5</text:p>
          </table:table-cell>
          <table:table-cell table:style-name="Tabla4.A2" office:value-type="string">
            <text:p text:style-name="P27">Técnicas de Aprendizaje</text:p>
          </table:table-cell>
          <table:table-cell table:style-name="Tabla4.A2" office:value-type="string">
            <text:p text:style-name="P27">CIME</text:p>
          </table:table-cell>
          <table:table-cell table:style-name="Tabla4.A2" office:value-type="string">
            <text:p text:style-name="P27">4</text:p>
          </table:table-cell>
          <table:table-cell table:style-name="Tabla4.E2" office:value-type="string">
            <text:p text:style-name="P27">1</text:p>
          </table:table-cell>
        </table:table-row>
        <table:table-row>
          <table:table-cell table:style-name="Tabla4.A2" office:value-type="string">
            <text:p text:style-name="P31">6</text:p>
          </table:table-cell>
          <table:table-cell table:style-name="Tabla4.A2" office:value-type="string">
            <text:p text:style-name="P27">Dibujo Mecánico</text:p>
          </table:table-cell>
          <table:table-cell table:style-name="Tabla4.A2" office:value-type="string">
            <text:p text:style-name="P27">CIME</text:p>
          </table:table-cell>
          <table:table-cell table:style-name="Tabla4.A2" office:value-type="string">
            <text:p text:style-name="P27">6</text:p>
          </table:table-cell>
          <table:table-cell table:style-name="Tabla4.E2" office:value-type="string">
            <text:p text:style-name="P27">3</text:p>
          </table:table-cell>
        </table:table-row>
      </table:table>
      <text:h text:style-name="P26" text:outline-level="1"/>
      <text:h text:style-name="P26" text:outline-level="1">Tabla 1: Módulos – Fragmento <text:span text:style-name="T13">2</text:span>: Escuela EISIC</text:h>
      <table:table table:name="Tabla5" table:style-name="Tabla5" table:template-name="Default Style">
        <table:table-column table:style-name="Tabla5.A" table:number-columns-repeated="5"/>
        <table:table-row>
          <table:table-cell table:style-name="Tabla5.A1" office:value-type="string">
            <text:p text:style-name="P29">ID</text:p>
          </table:table-cell>
          <table:table-cell table:style-name="Tabla5.A1" office:value-type="string">
            <text:p text:style-name="P29">MATERIA</text:p>
          </table:table-cell>
          <table:table-cell table:style-name="Tabla5.A1" office:value-type="string">
            <text:p text:style-name="P29">ESCUELA</text:p>
          </table:table-cell>
          <table:table-cell table:style-name="Tabla5.A1" office:value-type="string">
            <text:p text:style-name="P40">CRÉDITOS</text:p>
          </table:table-cell>
          <table:table-cell table:style-name="Tabla5.E1" office:value-type="string">
            <text:p text:style-name="P29">NIVEL</text:p>
          </table:table-cell>
        </table:table-row>
        <table:table-row>
          <table:table-cell table:style-name="Tabla5.A2" office:value-type="string">
            <text:p text:style-name="P31">1</text:p>
          </table:table-cell>
          <table:table-cell table:style-name="Tabla5.A2" office:value-type="string">
            <text:p text:style-name="P27">Análisis Matemático</text:p>
          </table:table-cell>
          <table:table-cell table:style-name="Tabla5.A2" office:value-type="string">
            <text:p text:style-name="P27">EISIC</text:p>
          </table:table-cell>
          <table:table-cell table:style-name="Tabla5.A2" office:value-type="string">
            <text:p text:style-name="P27">4</text:p>
          </table:table-cell>
          <table:table-cell table:style-name="Tabla5.E2" office:value-type="string">
            <text:p text:style-name="P27">1</text:p>
          </table:table-cell>
        </table:table-row>
        <table:table-row>
          <table:table-cell table:style-name="Tabla5.A2" office:value-type="string">
            <text:p text:style-name="P31">2</text:p>
          </table:table-cell>
          <table:table-cell table:style-name="Tabla5.A2" office:value-type="string">
            <text:p text:style-name="P27">Sistemas Operativos</text:p>
          </table:table-cell>
          <table:table-cell table:style-name="Tabla5.A2" office:value-type="string">
            <text:p text:style-name="P27">EISIC</text:p>
          </table:table-cell>
          <table:table-cell table:style-name="Tabla5.A2" office:value-type="string">
            <text:p text:style-name="P27">6</text:p>
          </table:table-cell>
          <table:table-cell table:style-name="Tabla5.E2" office:value-type="string">
            <text:p text:style-name="P27">3</text:p>
          </table:table-cell>
        </table:table-row>
        <table:table-row>
          <table:table-cell table:style-name="Tabla5.A2" office:value-type="string">
            <text:p text:style-name="P31">4</text:p>
          </table:table-cell>
          <table:table-cell table:style-name="Tabla5.A2" office:value-type="string">
            <text:p text:style-name="P27">Tecnología Eléctrica</text:p>
          </table:table-cell>
          <table:table-cell table:style-name="Tabla5.A2" office:value-type="string">
            <text:p text:style-name="P27">EISIC</text:p>
          </table:table-cell>
          <table:table-cell table:style-name="Tabla5.A2" office:value-type="string">
            <text:p text:style-name="P27">4</text:p>
          </table:table-cell>
          <table:table-cell table:style-name="Tabla5.E2" office:value-type="string">
            <text:p text:style-name="P27">2</text:p>
          </table:table-cell>
        </table:table-row>
      </table:table>
      <text:h text:style-name="P26" text:outline-level="1"/>
      <text:h text:style-name="P26" text:outline-level="1">Tabla 2: Alumnos – Fragmento 1: CIME</text:h>
      <table:table table:name="Tabla6" table:style-name="Tabla6" table:template-name="Default Style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29">Jno</text:p>
          </table:table-cell>
          <table:table-cell table:style-name="Tabla6.A1" office:value-type="string">
            <text:p text:style-name="P29">NOMBRE</text:p>
          </table:table-cell>
          <table:table-cell table:style-name="Tabla6.A1" office:value-type="string">
            <text:p text:style-name="P29">MATERIA</text:p>
          </table:table-cell>
          <table:table-cell table:style-name="Tabla6.D1" office:value-type="string">
            <text:p text:style-name="P29">NOTA</text:p>
          </table:table-cell>
        </table:table-row>
        <table:table-row>
          <table:table-cell table:style-name="Tabla6.A2" office:value-type="string">
            <text:p text:style-name="P31">J2</text:p>
          </table:table-cell>
          <table:table-cell table:style-name="Tabla6.A2" office:value-type="string">
            <text:p text:style-name="P16">ERIKA QUIROZ</text:p>
          </table:table-cell>
          <table:table-cell table:style-name="Tabla6.A2" office:value-type="string">
            <text:p text:style-name="P27">Dibujo Mecánico</text:p>
          </table:table-cell>
          <table:table-cell table:style-name="Tabla6.D2" office:value-type="string">
            <text:p text:style-name="P27">8</text:p>
          </table:table-cell>
        </table:table-row>
        <table:table-row>
          <table:table-cell table:style-name="Tabla6.A2" office:value-type="string">
            <text:p text:style-name="P31">J3</text:p>
          </table:table-cell>
          <table:table-cell table:style-name="Tabla6.A2" office:value-type="string">
            <text:p text:style-name="P16">DANIEL MURILLO</text:p>
          </table:table-cell>
          <table:table-cell table:style-name="Tabla6.A2" office:value-type="string">
            <text:p text:style-name="P27">Técnicas de Aprendizaje</text:p>
          </table:table-cell>
          <table:table-cell table:style-name="Tabla6.D2" office:value-type="string">
            <text:p text:style-name="P27">9</text:p>
          </table:table-cell>
        </table:table-row>
        <table:table-row>
          <table:table-cell table:style-name="Tabla6.A2" office:value-type="string">
            <text:p text:style-name="P31">J5</text:p>
          </table:table-cell>
          <table:table-cell table:style-name="Tabla6.A2" office:value-type="string">
            <text:p text:style-name="P16">ADONIS PABON</text:p>
          </table:table-cell>
          <table:table-cell table:style-name="Tabla6.A2" office:value-type="string">
            <text:p text:style-name="P27">Programación II</text:p>
          </table:table-cell>
          <table:table-cell table:style-name="Tabla6.D2" office:value-type="string">
            <text:p text:style-name="P27">9</text:p>
          </table:table-cell>
        </table:table-row>
      </table:table>
      <text:h text:style-name="P26" text:outline-level="1"/>
      <text:h text:style-name="P26" text:outline-level="1"><text:soft-page-break/>Tabla 2: Alumnos – Fragmento 2: EISIC</text:h>
      <table:table table:name="Tabla7" table:style-name="Tabla7" table:template-name="Default Style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29">Jno</text:p>
          </table:table-cell>
          <table:table-cell table:style-name="Tabla7.A1" office:value-type="string">
            <text:p text:style-name="P29">NOMBRE</text:p>
          </table:table-cell>
          <table:table-cell table:style-name="Tabla7.A1" office:value-type="string">
            <text:p text:style-name="P29">MATERIA</text:p>
          </table:table-cell>
          <table:table-cell table:style-name="Tabla7.D1" office:value-type="string">
            <text:p text:style-name="P29">NOTA</text:p>
          </table:table-cell>
        </table:table-row>
        <table:table-row>
          <table:table-cell table:style-name="Tabla7.A2" office:value-type="string">
            <text:p text:style-name="P31">J1</text:p>
          </table:table-cell>
          <table:table-cell table:style-name="Tabla7.A2" office:value-type="string">
            <text:p text:style-name="P16">LUIS YANEZ</text:p>
          </table:table-cell>
          <table:table-cell table:style-name="Tabla7.A2" office:value-type="string">
            <text:p text:style-name="P27">Sistemas Operativos</text:p>
          </table:table-cell>
          <table:table-cell table:style-name="Tabla7.D2" office:value-type="string">
            <text:p text:style-name="P27">8</text:p>
          </table:table-cell>
        </table:table-row>
        <table:table-row table:style-name="Tabla7.3">
          <table:table-cell table:style-name="Tabla7.A2" office:value-type="string">
            <text:p text:style-name="P31">J4</text:p>
          </table:table-cell>
          <table:table-cell table:style-name="Tabla7.A2" office:value-type="string">
            <text:p text:style-name="P16">MARIA JOSE MENDEZ</text:p>
          </table:table-cell>
          <table:table-cell table:style-name="Tabla7.A2" office:value-type="string">
            <text:p text:style-name="P27">Análisis Matemático</text:p>
          </table:table-cell>
          <table:table-cell table:style-name="Tabla7.D2" office:value-type="string">
            <text:p text:style-name="P27">10</text:p>
          </table:table-cell>
        </table:table-row>
      </table:table>
      <text:p text:style-name="P25"/>
      <text:list text:continue-numbering="true" text:style-name="Numbering_20_123">
        <text:list-item>
          <text:h text:style-name="P44" text:outline-level="1"><text:span text:style-name="T11">Considerar la relación del ejercicio 13. Realizar una </text:span>fragmentación vertical por NOTA y por NOMBRE/ESCUELA.</text:h>
        </text:list-item>
      </text:list>
      <text:h text:style-name="P33" text:outline-level="1">Fv1: Jno#, Nota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Jno</text:p>
          </table:table-cell>
          <table:table-cell table:style-name="Tabla8.B1" office:value-type="string">
            <text:p text:style-name="P15">NOTA</text:p>
          </table:table-cell>
        </table:table-row>
        <table:table-row>
          <table:table-cell table:style-name="Tabla8.A2" office:value-type="string">
            <text:p text:style-name="P19">J1</text:p>
          </table:table-cell>
          <table:table-cell table:style-name="Tabla8.B2" office:value-type="string">
            <text:p text:style-name="P20">8</text:p>
          </table:table-cell>
        </table:table-row>
        <table:table-row>
          <table:table-cell table:style-name="Tabla8.A2" office:value-type="string">
            <text:p text:style-name="P19">J2</text:p>
          </table:table-cell>
          <table:table-cell table:style-name="Tabla8.B2" office:value-type="string">
            <text:p text:style-name="P20">8</text:p>
          </table:table-cell>
        </table:table-row>
        <table:table-row>
          <table:table-cell table:style-name="Tabla8.A2" office:value-type="string">
            <text:p text:style-name="P19">J3</text:p>
          </table:table-cell>
          <table:table-cell table:style-name="Tabla8.B2" office:value-type="string">
            <text:p text:style-name="P20">9</text:p>
          </table:table-cell>
        </table:table-row>
        <table:table-row>
          <table:table-cell table:style-name="Tabla8.A2" office:value-type="string">
            <text:p text:style-name="P19">J4</text:p>
          </table:table-cell>
          <table:table-cell table:style-name="Tabla8.B2" office:value-type="string">
            <text:p text:style-name="P20">10</text:p>
          </table:table-cell>
        </table:table-row>
        <table:table-row>
          <table:table-cell table:style-name="Tabla8.A2" office:value-type="string">
            <text:p text:style-name="P19">J5</text:p>
          </table:table-cell>
          <table:table-cell table:style-name="Tabla8.B2" office:value-type="string">
            <text:p text:style-name="P20">9</text:p>
          </table:table-cell>
        </table:table-row>
      </table:table>
      <text:h text:style-name="P33" text:outline-level="1"/>
      <text:h text:style-name="P33" text:outline-level="1">Fv2: Jno#, Nombre, Escuela</text:h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21">Jno</text:p>
          </table:table-cell>
          <table:table-cell table:style-name="Tabla9.A1" office:value-type="string">
            <text:p text:style-name="P15">NOMBRE</text:p>
          </table:table-cell>
          <table:table-cell table:style-name="Tabla9.C1" office:value-type="string">
            <text:p text:style-name="P15">ESCUELA</text:p>
          </table:table-cell>
        </table:table-row>
        <table:table-row>
          <table:table-cell table:style-name="Tabla9.A2" office:value-type="string">
            <text:p text:style-name="P19">J1</text:p>
          </table:table-cell>
          <table:table-cell table:style-name="Tabla9.A2" office:value-type="string">
            <text:p text:style-name="P17">LUIS YANEZ</text:p>
          </table:table-cell>
          <table:table-cell table:style-name="Tabla9.C2" office:value-type="string">
            <text:p text:style-name="P20">CIME</text:p>
          </table:table-cell>
        </table:table-row>
        <table:table-row>
          <table:table-cell table:style-name="Tabla9.A2" office:value-type="string">
            <text:p text:style-name="P19">J2</text:p>
          </table:table-cell>
          <table:table-cell table:style-name="Tabla9.A2" office:value-type="string">
            <text:p text:style-name="P17">ERIKA QUIROZ</text:p>
          </table:table-cell>
          <table:table-cell table:style-name="Tabla9.C2" office:value-type="string">
            <text:p text:style-name="P20">CIME</text:p>
          </table:table-cell>
        </table:table-row>
        <table:table-row>
          <table:table-cell table:style-name="Tabla9.A2" office:value-type="string">
            <text:p text:style-name="P19">J3</text:p>
          </table:table-cell>
          <table:table-cell table:style-name="Tabla9.A2" office:value-type="string">
            <text:p text:style-name="P17">DANIEL MURILLO</text:p>
          </table:table-cell>
          <table:table-cell table:style-name="Tabla9.C2" office:value-type="string">
            <text:p text:style-name="P20">EISIC</text:p>
          </table:table-cell>
        </table:table-row>
        <table:table-row>
          <table:table-cell table:style-name="Tabla9.A2" office:value-type="string">
            <text:p text:style-name="P19">J4</text:p>
          </table:table-cell>
          <table:table-cell table:style-name="Tabla9.A2" office:value-type="string">
            <text:p text:style-name="P16">MARIA JOSE MENDEZ</text:p>
          </table:table-cell>
          <table:table-cell table:style-name="Tabla9.C2" office:value-type="string">
            <text:p text:style-name="P20">EISIC</text:p>
          </table:table-cell>
        </table:table-row>
        <table:table-row>
          <table:table-cell table:style-name="Tabla9.A2" office:value-type="string">
            <text:p text:style-name="P19">J5</text:p>
          </table:table-cell>
          <table:table-cell table:style-name="Tabla9.A2" office:value-type="string">
            <text:p text:style-name="P17">ADONIS PABON</text:p>
          </table:table-cell>
          <table:table-cell table:style-name="Tabla9.C2" office:value-type="string">
            <text:p text:style-name="P20">EISIC</text:p>
          </table:table-cell>
        </table:table-row>
      </table:table>
      <text:h text:style-name="P33" text:outline-level="1"/>
      <text:h text:style-name="P22" text:outline-level="1"/>
      <text:list text:continue-numbering="true" text:style-name="Numbering_20_123">
        <text:list-item>
          <text:h text:style-name="P44" text:outline-level="1"><text:span text:style-name="T11">Realizar una fragmentación mixta HV. La fragmentación </text:span>horizontal se debe realizar por ESCUELA y la vertical por ESCUELA/NOTA_INGRESO/NOMBRE y NOMBRE/BECA.</text:h>
        </text:list-item>
      </text:list>
      <text:h text:style-name="P34" text:outline-level="1">Fh1: Escuela-EUI.</text:h>
      <table:table table:name="Tabla10" table:style-name="Tabla10" table:template-name="Default Style">
        <table:table-column table:style-name="Tabla10.A" table:number-columns-repeated="5"/>
        <table:table-row>
          <table:table-cell table:style-name="Tabla10.A1" office:value-type="string">
            <text:p text:style-name="P30">DNI</text:p>
          </table:table-cell>
          <table:table-cell table:style-name="Tabla10.A1" office:value-type="string">
            <text:p text:style-name="P30">Escuela</text:p>
          </table:table-cell>
          <table:table-cell table:style-name="Tabla10.A1" office:value-type="string">
            <text:p text:style-name="P30">Nombre</text:p>
          </table:table-cell>
          <table:table-cell table:style-name="Tabla10.A1" office:value-type="string">
            <text:p text:style-name="P30">Nota ingreso</text:p>
          </table:table-cell>
          <table:table-cell table:style-name="Tabla10.E1" office:value-type="string">
            <text:p text:style-name="P30">Beca</text:p>
          </table:table-cell>
        </table:table-row>
        <table:table-row>
          <table:table-cell table:style-name="Tabla10.A2" office:value-type="string">
            <text:p text:style-name="P32">87633483</text:p>
          </table:table-cell>
          <table:table-cell table:style-name="Tabla10.A2" office:value-type="string">
            <text:p text:style-name="P28">EUI</text:p>
          </table:table-cell>
          <table:table-cell table:style-name="Tabla10.A2" office:value-type="string">
            <text:p text:style-name="P28">Concha Queta</text:p>
          </table:table-cell>
          <table:table-cell table:style-name="Tabla10.A2" office:value-type="string">
            <text:p text:style-name="P28">5.6</text:p>
          </table:table-cell>
          <table:table-cell table:style-name="Tabla10.E2" office:value-type="string">
            <text:p text:style-name="P28">No</text:p>
          </table:table-cell>
        </table:table-row>
        <table:table-row>
          <table:table-cell table:style-name="Tabla10.A2" office:value-type="string">
            <text:p text:style-name="P32">99855743</text:p>
          </table:table-cell>
          <table:table-cell table:style-name="Tabla10.A2" office:value-type="string">
            <text:p text:style-name="P28">EUI</text:p>
          </table:table-cell>
          <table:table-cell table:style-name="Tabla10.A2" office:value-type="string">
            <text:p text:style-name="P28">Josechu Letón</text:p>
          </table:table-cell>
          <table:table-cell table:style-name="Tabla10.A2" office:value-type="string">
            <text:p text:style-name="P28">7.2</text:p>
          </table:table-cell>
          <table:table-cell table:style-name="Tabla10.E2" office:value-type="string">
            <text:p text:style-name="P28">Si</text:p>
          </table:table-cell>
        </table:table-row>
        <table:table-row>
          <table:table-cell table:style-name="Tabla10.A2" office:value-type="string">
            <text:p text:style-name="P32">05399075</text:p>
          </table:table-cell>
          <table:table-cell table:style-name="Tabla10.A2" office:value-type="string">
            <text:p text:style-name="P28">EUI</text:p>
          </table:table-cell>
          <table:table-cell table:style-name="Tabla10.A2" office:value-type="string">
            <text:p text:style-name="P28">Bill Gates</text:p>
          </table:table-cell>
          <table:table-cell table:style-name="Tabla10.A2" office:value-type="string">
            <text:p text:style-name="P28">5.0</text:p>
          </table:table-cell>
          <table:table-cell table:style-name="Tabla10.E2" office:value-type="string">
            <text:p text:style-name="P28">No</text:p>
          </table:table-cell>
        </table:table-row>
        <table:table-row>
          <table:table-cell table:style-name="Tabla10.A2" office:value-type="string">
            <text:p text:style-name="P32">44543324</text:p>
          </table:table-cell>
          <table:table-cell table:style-name="Tabla10.A2" office:value-type="string">
            <text:p text:style-name="P28">EUI</text:p>
          </table:table-cell>
          <table:table-cell table:style-name="Tabla10.A2" office:value-type="string">
            <text:p text:style-name="P28">Maite Clado</text:p>
          </table:table-cell>
          <table:table-cell table:style-name="Tabla10.A2" office:value-type="string">
            <text:p text:style-name="P28">7.5</text:p>
          </table:table-cell>
          <table:table-cell table:style-name="Tabla10.E2" office:value-type="string">
            <text:p text:style-name="P28">Si</text:p>
          </table:table-cell>
        </table:table-row>
      </table:table>
      <text:h text:style-name="P34" text:outline-level="1"/>
      <text:h text:style-name="P34" text:outline-level="1">Fh2: Escuela-EUIT.</text:h>
      <table:table table:name="Tabla11" table:style-name="Tabla11" table:template-name="Default Style">
        <table:table-column table:style-name="Tabla11.A" table:number-columns-repeated="5"/>
        <table:table-row>
          <table:table-cell table:style-name="Tabla11.A1" office:value-type="string">
            <text:p text:style-name="P30">DNI</text:p>
          </table:table-cell>
          <table:table-cell table:style-name="Tabla11.A1" office:value-type="string">
            <text:p text:style-name="P30">Escuela</text:p>
          </table:table-cell>
          <table:table-cell table:style-name="Tabla11.A1" office:value-type="string">
            <text:p text:style-name="P30">Nombre</text:p>
          </table:table-cell>
          <table:table-cell table:style-name="Tabla11.A1" office:value-type="string">
            <text:p text:style-name="P30">Nota ingreso</text:p>
          </table:table-cell>
          <table:table-cell table:style-name="Tabla11.E1" office:value-type="string">
            <text:p text:style-name="P30">Beca</text:p>
          </table:table-cell>
        </table:table-row>
        <text:soft-page-break/>
        <table:table-row>
          <table:table-cell table:style-name="Tabla11.A2" office:value-type="string">
            <text:p text:style-name="P32">33887293</text:p>
          </table:table-cell>
          <table:table-cell table:style-name="Tabla11.A2" office:value-type="string">
            <text:p text:style-name="P28">EUIT</text:p>
          </table:table-cell>
          <table:table-cell table:style-name="Tabla11.A2" office:value-type="string">
            <text:p text:style-name="P35"><text:span text:style-name="T12">Oscar Romato</text:span></text:p>
          </table:table-cell>
          <table:table-cell table:style-name="Tabla11.A2" office:value-type="string">
            <text:p text:style-name="P28">6.1</text:p>
          </table:table-cell>
          <table:table-cell table:style-name="Tabla11.E2" office:value-type="string">
            <text:p text:style-name="P28">Si</text:p>
          </table:table-cell>
        </table:table-row>
        <table:table-row>
          <table:table-cell table:style-name="Tabla11.A2" office:value-type="string">
            <text:p text:style-name="P32">44343234</text:p>
          </table:table-cell>
          <table:table-cell table:style-name="Tabla11.A2" office:value-type="string">
            <text:p text:style-name="P28">EUIT</text:p>
          </table:table-cell>
          <table:table-cell table:style-name="Tabla11.A2" office:value-type="string">
            <text:p text:style-name="P28">Pepe Pótamo</text:p>
          </table:table-cell>
          <table:table-cell table:style-name="Tabla11.A2" office:value-type="string">
            <text:p text:style-name="P28">8.0</text:p>
          </table:table-cell>
          <table:table-cell table:style-name="Tabla11.E2" office:value-type="string">
            <text:p text:style-name="P28">No</text:p>
          </table:table-cell>
        </table:table-row>
        <table:table-row>
          <table:table-cell table:style-name="Tabla11.A2" office:value-type="string">
            <text:p text:style-name="P32">66563234</text:p>
          </table:table-cell>
          <table:table-cell table:style-name="Tabla11.A2" office:value-type="string">
            <text:p text:style-name="P28">EUIT</text:p>
          </table:table-cell>
          <table:table-cell table:style-name="Tabla11.A2" office:value-type="string">
            <text:p text:style-name="P28">Ernesto Mate</text:p>
          </table:table-cell>
          <table:table-cell table:style-name="Tabla11.A2" office:value-type="string">
            <text:p text:style-name="P28">6.6</text:p>
          </table:table-cell>
          <table:table-cell table:style-name="Tabla11.E2" office:value-type="string">
            <text:p text:style-name="P28">No</text:p>
          </table:table-cell>
        </table:table-row>
      </table:table>
      <text:p text:style-name="P38"/>
      <text:h text:style-name="P34" text:outline-level="1">Fh1v1: DNI#, ESCUELA, NOTA_INGRESO, NOMBRE.</text:h>
      <table:table table:name="Tabla12" table:style-name="Tabla12" table:template-name="Default Style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30">DNI</text:p>
          </table:table-cell>
          <table:table-cell table:style-name="Tabla12.A1" office:value-type="string">
            <text:p text:style-name="P30">Escuela</text:p>
          </table:table-cell>
          <table:table-cell table:style-name="Tabla12.A1" office:value-type="string">
            <text:p text:style-name="P30">Nombre</text:p>
          </table:table-cell>
          <table:table-cell table:style-name="Tabla12.D1" office:value-type="string">
            <text:p text:style-name="P30">Nota ingreso</text:p>
          </table:table-cell>
        </table:table-row>
        <table:table-row>
          <table:table-cell table:style-name="Tabla12.A2" office:value-type="string">
            <text:p text:style-name="P32">87633483</text:p>
          </table:table-cell>
          <table:table-cell table:style-name="Tabla12.A2" office:value-type="string">
            <text:p text:style-name="P28">EUI</text:p>
          </table:table-cell>
          <table:table-cell table:style-name="Tabla12.A2" office:value-type="string">
            <text:p text:style-name="P28">Concha Queta</text:p>
          </table:table-cell>
          <table:table-cell table:style-name="Tabla12.D2" office:value-type="string">
            <text:p text:style-name="P28">5.6</text:p>
          </table:table-cell>
        </table:table-row>
        <table:table-row>
          <table:table-cell table:style-name="Tabla12.A2" office:value-type="string">
            <text:p text:style-name="P32">99855743</text:p>
          </table:table-cell>
          <table:table-cell table:style-name="Tabla12.A2" office:value-type="string">
            <text:p text:style-name="P28">EUI</text:p>
          </table:table-cell>
          <table:table-cell table:style-name="Tabla12.A2" office:value-type="string">
            <text:p text:style-name="P28">Josechu Letón</text:p>
          </table:table-cell>
          <table:table-cell table:style-name="Tabla12.D2" office:value-type="string">
            <text:p text:style-name="P28">7.2</text:p>
          </table:table-cell>
        </table:table-row>
        <table:table-row>
          <table:table-cell table:style-name="Tabla12.A2" office:value-type="string">
            <text:p text:style-name="P32">05399075</text:p>
          </table:table-cell>
          <table:table-cell table:style-name="Tabla12.A2" office:value-type="string">
            <text:p text:style-name="P28">EUI</text:p>
          </table:table-cell>
          <table:table-cell table:style-name="Tabla12.A2" office:value-type="string">
            <text:p text:style-name="P28">Bill Gates</text:p>
          </table:table-cell>
          <table:table-cell table:style-name="Tabla12.D2" office:value-type="string">
            <text:p text:style-name="P28">5.0</text:p>
          </table:table-cell>
        </table:table-row>
        <table:table-row table:style-name="Tabla12.5">
          <table:table-cell table:style-name="Tabla12.A2" office:value-type="string">
            <text:p text:style-name="P32">44543324</text:p>
          </table:table-cell>
          <table:table-cell table:style-name="Tabla12.A2" office:value-type="string">
            <text:p text:style-name="P28">EUI</text:p>
          </table:table-cell>
          <table:table-cell table:style-name="Tabla12.A2" office:value-type="string">
            <text:p text:style-name="P28">Maite Clado</text:p>
          </table:table-cell>
          <table:table-cell table:style-name="Tabla12.D2" office:value-type="string">
            <text:p text:style-name="P28">7.5</text:p>
          </table:table-cell>
        </table:table-row>
      </table:table>
      <text:h text:style-name="P34" text:outline-level="1"/>
      <text:h text:style-name="P34" text:outline-level="1">Fh1v2: DNI#, NOMBRE, BECA.</text:h>
      <table:table table:name="Tabla13" table:style-name="Tabla13" table:template-name="Default Style">
        <table:table-column table:style-name="Tabla13.A" table:number-columns-repeated="3"/>
        <table:table-row>
          <table:table-cell table:style-name="Tabla13.A1" office:value-type="string">
            <text:p text:style-name="P30">DNI</text:p>
          </table:table-cell>
          <table:table-cell table:style-name="Tabla13.A1" office:value-type="string">
            <text:p text:style-name="P30">Nombre</text:p>
          </table:table-cell>
          <table:table-cell table:style-name="Tabla13.C1" office:value-type="string">
            <text:p text:style-name="P30">Beca</text:p>
          </table:table-cell>
        </table:table-row>
        <table:table-row>
          <table:table-cell table:style-name="Tabla13.A2" office:value-type="string">
            <text:p text:style-name="P32">87633483</text:p>
          </table:table-cell>
          <table:table-cell table:style-name="Tabla13.A2" office:value-type="string">
            <text:p text:style-name="P28">Concha Queta</text:p>
          </table:table-cell>
          <table:table-cell table:style-name="Tabla13.C2" office:value-type="string">
            <text:p text:style-name="P28">No</text:p>
          </table:table-cell>
        </table:table-row>
        <table:table-row>
          <table:table-cell table:style-name="Tabla13.A2" office:value-type="string">
            <text:p text:style-name="P32">99855743</text:p>
          </table:table-cell>
          <table:table-cell table:style-name="Tabla13.A2" office:value-type="string">
            <text:p text:style-name="P28">Josechu Letón</text:p>
          </table:table-cell>
          <table:table-cell table:style-name="Tabla13.C2" office:value-type="string">
            <text:p text:style-name="P28">Si</text:p>
          </table:table-cell>
        </table:table-row>
        <table:table-row table:style-name="Tabla13.4">
          <table:table-cell table:style-name="Tabla13.A2" office:value-type="string">
            <text:p text:style-name="P32">05399075</text:p>
          </table:table-cell>
          <table:table-cell table:style-name="Tabla13.A2" office:value-type="string">
            <text:p text:style-name="P28">Bill Gates</text:p>
          </table:table-cell>
          <table:table-cell table:style-name="Tabla13.C2" office:value-type="string">
            <text:p text:style-name="P28">No</text:p>
          </table:table-cell>
        </table:table-row>
        <table:table-row>
          <table:table-cell table:style-name="Tabla13.A2" office:value-type="string">
            <text:p text:style-name="P32">44543324</text:p>
          </table:table-cell>
          <table:table-cell table:style-name="Tabla13.A2" office:value-type="string">
            <text:p text:style-name="P28">Maite Clado</text:p>
          </table:table-cell>
          <table:table-cell table:style-name="Tabla13.C2" office:value-type="string">
            <text:p text:style-name="P28">Si</text:p>
          </table:table-cell>
        </table:table-row>
      </table:table>
      <text:h text:style-name="P34" text:outline-level="1"/>
      <text:h text:style-name="P34" text:outline-level="1">Fh2v1: DNI#, ESCUELA, NOTA_INGRESO, NOMBRE.</text:h>
      <table:table table:name="Tabla14" table:style-name="Tabla14" table:template-name="Default Style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30">DNI</text:p>
          </table:table-cell>
          <table:table-cell table:style-name="Tabla14.A1" office:value-type="string">
            <text:p text:style-name="P30">Escuela</text:p>
          </table:table-cell>
          <table:table-cell table:style-name="Tabla14.A1" office:value-type="string">
            <text:p text:style-name="P30">Nombre</text:p>
          </table:table-cell>
          <table:table-cell table:style-name="Tabla14.D1" office:value-type="string">
            <text:p text:style-name="P30">Nota ingreso</text:p>
          </table:table-cell>
        </table:table-row>
        <table:table-row>
          <table:table-cell table:style-name="Tabla14.A2" office:value-type="string">
            <text:p text:style-name="P32">33887293</text:p>
          </table:table-cell>
          <table:table-cell table:style-name="Tabla14.A2" office:value-type="string">
            <text:p text:style-name="P28">EUIT</text:p>
          </table:table-cell>
          <table:table-cell table:style-name="Tabla14.A2" office:value-type="string">
            <text:p text:style-name="P28">Oscar Romato</text:p>
          </table:table-cell>
          <table:table-cell table:style-name="Tabla14.D2" office:value-type="string">
            <text:p text:style-name="P28">6.1</text:p>
          </table:table-cell>
        </table:table-row>
        <table:table-row>
          <table:table-cell table:style-name="Tabla14.A2" office:value-type="string">
            <text:p text:style-name="P32">44343234</text:p>
          </table:table-cell>
          <table:table-cell table:style-name="Tabla14.A2" office:value-type="string">
            <text:p text:style-name="P28">EUIT</text:p>
          </table:table-cell>
          <table:table-cell table:style-name="Tabla14.A2" office:value-type="string">
            <text:p text:style-name="P28">Pepe Pótamo</text:p>
          </table:table-cell>
          <table:table-cell table:style-name="Tabla14.D2" office:value-type="string">
            <text:p text:style-name="P28">8.0</text:p>
          </table:table-cell>
        </table:table-row>
        <table:table-row table:style-name="Tabla14.4">
          <table:table-cell table:style-name="Tabla14.A2" office:value-type="string">
            <text:p text:style-name="P32">66563234</text:p>
          </table:table-cell>
          <table:table-cell table:style-name="Tabla14.A2" office:value-type="string">
            <text:p text:style-name="P28">EUIT</text:p>
          </table:table-cell>
          <table:table-cell table:style-name="Tabla14.A2" office:value-type="string">
            <text:p text:style-name="P28">Ernesto Mate</text:p>
          </table:table-cell>
          <table:table-cell table:style-name="Tabla14.D2" office:value-type="string">
            <text:p text:style-name="P28">6.6</text:p>
          </table:table-cell>
        </table:table-row>
      </table:table>
      <text:h text:style-name="P34" text:outline-level="1"/>
      <text:h text:style-name="P34" text:outline-level="1">Fh1v2: DNI#, NOMBRE, BECA.</text:h>
      <table:table table:name="Tabla15" table:style-name="Tabla15" table:template-name="Default Style">
        <table:table-column table:style-name="Tabla15.A" table:number-columns-repeated="3"/>
        <table:table-row>
          <table:table-cell table:style-name="Tabla15.A1" office:value-type="string">
            <text:p text:style-name="P30">DNI</text:p>
          </table:table-cell>
          <table:table-cell table:style-name="Tabla15.A1" office:value-type="string">
            <text:p text:style-name="P30">Nombre</text:p>
          </table:table-cell>
          <table:table-cell table:style-name="Tabla15.C1" office:value-type="string">
            <text:p text:style-name="P30">Beca</text:p>
          </table:table-cell>
        </table:table-row>
        <table:table-row>
          <table:table-cell table:style-name="Tabla15.A2" office:value-type="string">
            <text:p text:style-name="P32">33887293</text:p>
          </table:table-cell>
          <table:table-cell table:style-name="Tabla15.A2" office:value-type="string">
            <text:p text:style-name="P28">Oscar Romato</text:p>
          </table:table-cell>
          <table:table-cell table:style-name="Tabla15.C2" office:value-type="string">
            <text:p text:style-name="P28">Si</text:p>
          </table:table-cell>
        </table:table-row>
        <table:table-row>
          <table:table-cell table:style-name="Tabla15.A2" office:value-type="string">
            <text:p text:style-name="P32">44343234</text:p>
          </table:table-cell>
          <table:table-cell table:style-name="Tabla15.A2" office:value-type="string">
            <text:p text:style-name="P28">Pepe Pótamo</text:p>
          </table:table-cell>
          <table:table-cell table:style-name="Tabla15.C2" office:value-type="string">
            <text:p text:style-name="P28">No</text:p>
          </table:table-cell>
        </table:table-row>
        <table:table-row>
          <table:table-cell table:style-name="Tabla15.A2" office:value-type="string">
            <text:p text:style-name="P32">66563234</text:p>
          </table:table-cell>
          <table:table-cell table:style-name="Tabla15.A2" office:value-type="string">
            <text:p text:style-name="P28">Ernesto Mate</text:p>
          </table:table-cell>
          <table:table-cell table:style-name="Tabla15.C2" office:value-type="string">
            <text:p text:style-name="P28">No</text:p>
          </table:table-cell>
        </table:table-row>
      </table:table>
      <text:h text:style-name="P3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0-13T23:23:18.517999844">13 de octubre de 2023</text:date></text:p>
      </style:header>
      <style:footer>
        <text:p text:style-name="MP2"><text:tab/><text:tab/><text:bookmark-start text:name="PageNumWizard_FOOTER_Estilo de página predeterminado1"/><text:page-number text:select-page="current">10</text:page-number> / <text:page-count>10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20:17:33.460000000</meta:creation-date>
    <meta:editing-duration>PT3H20M28S</meta:editing-duration>
    <meta:editing-cycles>16</meta:editing-cycles>
    <meta:generator>LibreOffice/7.6.1.2$Windows_X86_64 LibreOffice_project/f5defcebd022c5bc36bbb79be232cb6926d8f674</meta:generator>
    <dc:date>2023-10-13T23:23:18.123000000</dc:date>
    <meta:document-statistic meta:table-count="15" meta:image-count="0" meta:object-count="0" meta:page-count="10" meta:paragraph-count="395" meta:word-count="2216" meta:character-count="13526" meta:non-whitespace-character-count="11702"/>
  </office:meta>
</office:document-meta>
</file>